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7781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choolYea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student_number</text:p>
          </table:table-cell>
          <table:table-cell office:value-type="string" table:style-name="ce1">
            <text:p>school_year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year_level</text:p>
          </table:table-cell>
          <table:table-cell office:value-type="string" table:style-name="ce1">
            <text:p>section</text:p>
          </table:table-cell>
          <table:table-cell office:value-type="string" table:style-name="ce1">
            <text:p>statu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0-180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3-032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15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15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15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15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15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15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16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16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16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16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16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02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02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03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03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03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03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03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04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04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04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04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04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04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04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05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05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0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5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6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6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6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6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6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10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11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3-030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2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0-175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2-002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3-001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3-001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3-002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3-011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3-025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3-028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3-031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19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0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0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0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0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1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1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1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1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1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1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1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1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2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2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2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2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2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2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2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3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3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3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3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3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3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4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4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4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4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5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5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5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5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5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6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6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6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6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6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7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7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7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7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7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8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8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8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8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8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8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8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8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9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32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35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39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41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42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42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43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9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0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0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0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1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1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2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2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3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41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0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1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1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1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1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2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2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3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3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7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text:s/></text:p>
          </table:table-cell>
          <table:table-cell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3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4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4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4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5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5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6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7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7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7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8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9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9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9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9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0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2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2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2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2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2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3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4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4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4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4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4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6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6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6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6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9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9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9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40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44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7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2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2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7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7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8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8-043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5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office:value-type="string" table:style-name="ce1">
            <text:p>BEED-A</text:p>
          </table:table-cell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5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office:value-type="string" table:style-name="ce1">
            <text:p>BEED-A</text:p>
          </table:table-cell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6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office:value-type="string" table:style-name="ce1">
            <text:p>BEED-A</text:p>
          </table:table-cell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7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office:value-type="string" table:style-name="ce1">
            <text:p>BEED-A</text:p>
          </table:table-cell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0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office:value-type="string" table:style-name="ce1">
            <text:p>BEED-A</text:p>
          </table:table-cell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1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office:value-type="string" table:style-name="ce1">
            <text:p>BEED-A</text:p>
          </table:table-cell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3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office:value-type="string" table:style-name="ce1">
            <text:p>BEED-A</text:p>
          </table:table-cell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4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office:value-type="string" table:style-name="ce1">
            <text:p>BEED-A</text:p>
          </table:table-cell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8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office:value-type="string" table:style-name="ce1">
            <text:p>BEED-A</text:p>
          </table:table-cell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3-008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3-021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00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00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01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02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02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03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04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04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05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05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05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05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06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06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06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06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06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07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07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07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08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09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10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41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0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0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1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1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1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1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1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1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2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2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2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3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3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3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3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3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3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4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4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4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5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5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6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6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6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6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6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6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7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7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7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8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8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8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9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9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0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4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4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4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5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5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5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43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8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8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8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9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9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9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10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10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12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1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1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1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1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2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5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41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4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9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43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44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3-012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12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13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14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0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06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07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07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07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07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08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09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09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09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9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5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5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43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3-024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4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30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0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0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1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1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2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0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1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1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13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3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4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6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6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7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1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1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4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5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7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7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9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42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0-177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2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5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9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9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9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9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9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30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30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30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30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30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36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42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3-026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0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33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1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2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0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1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1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1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2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2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2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2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3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3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7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0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1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5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5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40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8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8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1-004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3-008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text:s/></text:p>
          </table:table-cell>
          <table:table-cell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3-031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17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17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18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18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text:s/></text:p>
          </table:table-cell>
          <table:table-cell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18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18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19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19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43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00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00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00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00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01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01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01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01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02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02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43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5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6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12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45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3-011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0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1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3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3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5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0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3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3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3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4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4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8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9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1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1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2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6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8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45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44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09-165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9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30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31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31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31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31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31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31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32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32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32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33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33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36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36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1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2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0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3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3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4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9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5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5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7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32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32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32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33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</text:p>
          </table:table-cell>
          <table:table-cell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3-030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3-031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6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text:s/>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33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36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V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3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6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8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1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3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33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office:value-type="string" table:style-name="ce1">
            <text:p>III</text:p>
          </table:table-cell>
          <table:table-cell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05-131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0-170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0-170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0-171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1-012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1-016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2-005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2-015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2-022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2-023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3-001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3-004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3-005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3-006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3-007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3-007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3-008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3-008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3-011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3-021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3-022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3-022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3-023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3-028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3-032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00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01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01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02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03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03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03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04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04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04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04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05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06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06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06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06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07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07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08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09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09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09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10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10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10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10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15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17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19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19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1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6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27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33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34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34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36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39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39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39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40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41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42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42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42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42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43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4-043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00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02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03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04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05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06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0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0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1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1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1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2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2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2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2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2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2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2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3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3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4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5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5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5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5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7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7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7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7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8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8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8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9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9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9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19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0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0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0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0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1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2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2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2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3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3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3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3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5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5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6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7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8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8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8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8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29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2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3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3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3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4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6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6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7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8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8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9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39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40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40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42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42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42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42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43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43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44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44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44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45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-045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0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0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2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4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5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5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5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5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6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6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6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6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6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6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7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7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7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7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7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7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7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7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8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8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9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09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10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10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10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10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11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12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12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12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13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13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13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14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14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14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6-014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0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0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0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1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1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1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2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2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2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2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3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3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3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3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4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4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4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4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5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5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5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5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6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6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6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6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7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7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7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7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78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79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80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81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82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83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84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85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86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-0087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1st Sem</text:p>
          </table:table-cell>
          <table:table-cell table:number-columns-repeated="2" table:style-name="ce1"/>
          <table:table-cell office:value-type="string" table:style-name="ce1">
            <text:p>IRREGULAR</text:p>
          </table:table-cell>
          <table:table-cell table:number-columns-repeated="16378"/>
        </table:table-row>
        <table:table-row table:number-rows-repeated="104789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vin Dy</meta:initial-creator>
    <dc:creator>Avin Dy</dc:creator>
    <meta:creation-date>2018-06-23T02:40:47Z</meta:creation-date>
    <dc:date>2018-06-23T06:09:00Z</dc:date>
  </office:meta>
</office:document-meta>
</file>